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 style:list-style-name="L3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7.5cm"/>
    </style:style>
    <style:style style:name="pr9" style:family="presentation" style:parent-style-name="Default-outline1">
      <style:graphic-properties fo:min-height="12.18cm"/>
    </style:style>
    <style:style style:name="pr10" style:family="presentation" style:parent-style-name="True_25_20Blue_25_20Presentation-title">
      <style:graphic-properties draw:auto-grow-height="true" fo:min-height="7.5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loext:graphic-properties draw:fill-color="#ffffff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Project Set-up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ject Set-up Step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Decide on topic for course project</text:p>
              </text:list-item>
              <text:list-item>
                <text:p>Choose and install operating system</text:p>
              </text:list-item>
              <text:list-item>
                <text:p>Choose and setup development environment</text:p>
              </text:list-item>
              <text:list-item>
                <text:p>Register on GitHub and fork Wahlzeit</text:p>
              </text:list-item>
              <text:list-item>
                <text:p>Get Wahlzeit running on your machine</text:p>
              </text:list-item>
              <text:list-item>
                <text:p>Set-up debugging on your machine</text:p>
              </text:list-item>
              <text:list-item>
                <text:p>Register on Google App Engine (GAE)</text:p>
              </text:list-item>
              <text:list-item>
                <text:p>Deploy Wahlzeit to GA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1. Course Proje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Decide on your project idea for Wahlzeit</text:p>
                <text:list>
                  <text:list-item>
                    <text:p>Give it a name, for example, “flower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2.5cm" svg:x="0cm" svg:y="0cm" presentation:class="title">
          <draw:text-box>
            <text:p>2. Operating System</text:p>
          </draw:text-box>
        </draw:frame>
        <draw:frame presentation:style-name="pr9" draw:layer="layout" svg:width="27cm" svg:height="15cm" svg:x="0.5cm" svg:y="3cm" presentation:class="outline" presentation:user-transformed="true">
          <draw:text-box>
            <text:list text:style-name="L4">
              <text:list-item>
                <text:p>Install and set-up Linux</text:p>
                <text:list>
                  <text:list-item>
                    <text:p>Windows should also wor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stall command-line gi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2.5cm" svg:x="0cm" svg:y="0cm" presentation:class="title">
          <draw:text-box>
            <text:p>3. Development Environmen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Install and set-up Eclipse</text:p>
                <text:list>
                  <text:list-item>
                    <text:p>Tested with Eclipse 3.8 through Ubuntu software cen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stall and set-up git for Eclipse (egit)</text:p>
                <text:list>
                  <text:list-item>
                    <text:p>Egit update site is <text:a xlink:href="http://download.eclipse.org/egit/updates" xlink:type="simple">http://download.eclipse.org/egit/update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stall gradle, if necessary, to recognize project structur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4. GitHub Set-up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Register on github.com with yourname</text:p>
                <text:list>
                  <text:list-item>
                    <text:p>Fork “dirkriehle/wahlzeit” to “yourname/wahlzeit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5. Wahlzeit Set-up<text:tab/>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Import “yourname/wahlzeit” into Eclipse from GitHub</text:p>
                <text:list>
                  <text:list-item>
                    <text:p>Select clone to create local repository </text:p>
                  </text:list-item>
                  <text:list-item>
                    <text:p>Clone to “workspace/wahlzeit”, select mas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 and run Wahlzeit, try it at <text:a xlink:href="http://localhost:8080/wahlzeit" xlink:type="simple">http://localhost:8080/wahlzeit</text:a> </text:p>
                <text:list>
                  <text:list-item>
                    <text:p>On the command line, call “./gradlew appengineRun”</text:p>
                  </text:list-item>
                  <text:list-item>
                    <text:p>A first build will take a while and have intermediate ste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6. Debugging Set-up 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4">
              <text:list-item>
                <text:p>Create remote Java debugging configuration</text:p>
                <text:list>
                  <text:list-item>
                    <text:p>Connection string is “localhost:8000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7. Google App Engine (GAE) Set-up</text:p>
          </draw:text-box>
        </draw:frame>
        <draw:frame presentation:style-name="Default-outline1" draw:layer="layout" svg:width="27cm" svg:height="15cm" svg:x="0.5cm" svg:y="3cm" presentation:class="outline" presentation:user-transformed="true">
          <draw:text-box>
            <text:list text:style-name="L4">
              <text:list-item>
                <text:p>Register a user account</text:p>
                <text:list>
                  <text:list-item>
                    <text:p>Do not enter billing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 one or more GAE projects</text:p>
                <text:list>
                  <text:list-item>
                    <text:p>Name main project “yourname-wahlzeit” (or other unique I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dit “/src/main/webapp/WEB-INF/appengine-web.xml”</text:p>
                <text:list>
                  <text:list-item>
                    <text:p>Set project name to “&lt;application&gt;yourname-wahlzeit&lt;/application&gt;”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8. GAE Deploymen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>Deploy to GAE using gradle script</text:p>
                <text:list>
                  <text:list-item>
                    <text:p>Run “./gradlew appengineUpdate” to deploy</text:p>
                  </text:list-item>
                  <text:list-item>
                    <text:p>During the first run, the build script will stop at 85% and ask you</text:p>
                    <text:list>
                      <text:list-item>
                        <text:p>to authorize the use of your Google account,</text:p>
                        <text:list>
                          <text:list-item>
                            <text:p>a web browser will pop up where you have to click OK</text:p>
                            <text:p/>
                          </text:list-item>
                        </text:list>
                      </text:list-item>
                      <text:list-item>
                        <text:p>to copy the string that is provided after clicking OK and</text:p>
                      </text:list-item>
                      <text:list-item>
                        <text:p>to paste it to the console where the script halted and </text:p>
                      </text:list-item>
                      <text:list-item>
                        <text:p>to confirm the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draw:frame presentation:style-name="pr10" draw:layer="layout" svg:width="28cm" svg:height="7.5cm" svg:x="0cm" svg:y="2cm" presentation:class="title">
          <draw:text-box>
            <text:p>Thanks! Questions?</text:p>
          </draw:text-box>
        </draw:frame>
        <draw:frame draw:style-name="gr2" draw:text-style-name="P6" draw:layer="layout" svg:width="20cm" svg:height="4cm" svg:x="0cm" svg:y="17cm">
          <draw:text-box>
            <text:p text:style-name="P5"><text:span text:style-name="T5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6"><text:a xlink:href="mailto:dirk@riehle.org" xlink:type="simple">dirk@riehle.org</text:a></text:span><text:span text:style-name="T6"> – </text:span><text:span text:style-name="T6"><text:a xlink:href="http://dirkriehle.com/" xlink:type="simple">http://dirkriehle.com</text:a></text:span><text:span text:style-name="T6"> – </text:span><text:span text:style-name="T6"><text:a xlink:href="http://twitter.com/dirkriehle" xlink:type="simple">@dirkriehle</text:a></text:span></text:p>
            <text:p><text:span text:style-name="T6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7" draw:layer="layout" svg:width="18cm" svg:height="13.5cm" svg:x="1.5cm" svg:y="15cm" presentation:class="notes">
            <draw:text-box>
              <text:p><text:span text:style-name="T7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4">
              <text:list-item>
                <text:p text:style-name="P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6H38M17S</meta:editing-duration>
    <meta:editing-cycles>134</meta:editing-cycles>
    <meta:generator>LibreOffice/5.1.6.2$Linux_X86_64 LibreOffice_project/10m0$Build-2</meta:generator>
    <meta:initial-creator>Dirk Riehle</meta:initial-creator>
    <dc:date>2018-07-15T12:31:32.661032569</dc:date>
    <meta:printed-by>Dirk Riehle</meta:printed-by>
    <meta:print-date>2013-05-04T19:19:21</meta:print-date>
    <dc:creator>D R</dc:creator>
    <meta:document-statistic meta:object-count="106"/>
    <meta:template xlink:type="simple" xlink:actuate="onRequest" xlink:title="True Blue Presentation" xlink:href="../../../../../Templates/True%20Blue%20Presentation.otp" meta:date="2013-04-02T22:52:20"/>
  </office:meta>
</office:document-meta>
</file>